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jekt sieci komputerowe - Scrabble multiplay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2T20:24:42.91</meta:creation-date>
    <dc:date>2016-03-02T20:27:54.69</dc:date>
    <meta:editing-duration>PT3M13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" meta:word-count="6" meta:character-count="48"/>
  </office:meta>
</office:document-meta>
</file>